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1b4280"/>
    </style:style>
    <style:style style:name="P11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</style:style>
    <style:style style:name="P12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13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</style:style>
    <style:style style:name="P14" style:family="paragraph" style:parent-style-name="Standard" style:list-style-name="L9">
      <style:paragraph-properties fo:margin-left="-0.635cm" fo:margin-right="0cm" fo:line-height="100%" fo:text-align="start" style:justify-single-word="false" fo:text-indent="0.635cm" style:auto-text-indent="false"/>
    </style:style>
    <style:style style:name="P1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6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7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8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9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0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bold" fo:background-color="#ffff00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style="italic" fo:font-weight="normal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style="italic" fo:font-weight="bold" fo:background-color="transparent" loext:char-shading-value="0" style:font-name-asian="Liberation Serif" style:font-name-complex="Liberation Serif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9.UF3 - Web Services </text:p>
      <text:p text:style-name="P8"/>
      <text:p text:style-name="P3">Exemple 1</text:p>
      <text:p text:style-name="P8"/>
      <text:p text:style-name="P4">Objectiu</text:p>
      <text:p text:style-name="P6">Amb el que sabem fins ara crearem un web service restful per a obtenir algunes dades de la base de dades Chinook. Concretament:</text:p>
      <text:list xml:id="list1100469900" text:style-name="L1">
        <text:list-item>
          <text:p text:style-name="P15">una col·lecció desordenada d’artistes</text:p>
        </text:list-item>
        <text:list-item>
          <text:p text:style-name="P15">l’artista amb l’id que li demanem</text:p>
        </text:list-item>
        <text:list-item>
          <text:p text:style-name="P15">els artistes que continguin en el nom el string que li demanem </text:p>
        </text:list-item>
      </text:list>
      <text:p text:style-name="P8"/>
      <text:p text:style-name="P5">Comencem:</text:p>
      <text:p text:style-name="P8"/>
      <text:list xml:id="list3158043673" text:style-name="L2">
        <text:list-item>
          <text:p text:style-name="P11"><text:span text:style-name="T1">Crea </text:span><text:span text:style-name="T2">ASP.NET Core Web API; </text:span><text:span text:style-name="T1">escull nom i ubicació del projecte</text:span><text:span text:style-name="T2"> </text:span></text:p>
        </text:list-item>
      </text:list>
      <text:p text:style-name="P8"/>
      <text:list xml:id="list3534299392" text:style-name="L3">
        <text:list-item>
          <text:p text:style-name="P16">[la 1ª vegada] Accepta la creació dels certificats de l’ASP.NET i de l’IIS</text:p>
        </text:list-item>
      </text:list>
      <text:p text:style-name="P8"/>
      <text:list xml:id="list758004683" text:style-name="L4">
        <text:list-item>
          <text:p text:style-name="P12"><text:span text:style-name="T1">Amb el </text:span><text:span text:style-name="T2">NuGet gràfic</text:span><text:span text:style-name="T1"> (Tools, NuGet Package Manager, Manage NuGet packages...) instal·la:</text:span></text:p>
        </text:list-item>
        <text:list-item>
          <text:p text:style-name="P17">Microsoft.EntityFrameworkCore.Tools</text:p>
        </text:list-item>
        <text:list-item>
          <text:p text:style-name="P17">Microsoft.EntityFrameworkCore.SqlServer</text:p>
        </text:list-item>
      </text:list>
      <text:p text:style-name="P8"/>
      <text:list xml:id="list2580924086" text:style-name="L5">
        <text:list-item>
          <text:p text:style-name="P18">Ara cal crear el mapa de la base de dades: Entra al Package Manager Console (Tools, NuGet Package Manager, Package Manager Console) i tecleja-hi:</text:p>
        </text:list-item>
      </text:list>
      <text:p text:style-name="P1"><text:span text:style-name="T2"><text:s text:c="4"/>scaffold-dbcontext "Server=.; Trusted_Connection=True; </text:span><text:span text:style-name="T3">Encrypt=false;</text:span><text:span text:style-name="T2"> Database=Chinook" Microsoft.EntityFrameworkCore.SqlServer -o Models</text:span></text:p>
      <text:p text:style-name="P1"><text:span text:style-name="T2"/></text:p>
      <text:p text:style-name="P10"><text:span text:style-name="T2">scaffold-dbcontext "Server=.; Trusted_Connection=True; </text:span><text:span text:style-name="T3">Encrypt=false;</text:span><text:span text:style-name="T2"> Database=ciclisme" Microsoft.EntityFrameworkCore.SqlServer -o Models</text:span></text:p>
      <text:p text:style-name="P7"/>
      <text:p text:style-name="P1"><text:span text:style-name="T2">scaffold-dbcontext "Server=.; Trusted_Connection=True; </text:span><text:span text:style-name="T3">Encrypt=false;</text:span><text:span text:style-name="T2"> Database=Northwind" Microsoft.EntityFrameworkCore.SqlServer -o Models</text:span></text:p>
      <text:p text:style-name="P7"/>
      <text:p text:style-name="P1"><text:span text:style-name="T2">scaffold-dbcontext "Server=.; Trusted_Connection=True; </text:span><text:span text:style-name="T3">Encrypt=false;</text:span><text:span text:style-name="T2"> Database=pubs" Microsoft.EntityFrameworkCore.SqlServer -o Models</text:span></text:p>
      <text:p text:style-name="P8"/>
      <text:list xml:id="list3164789597" text:style-name="L6">
        <text:list-item>
          <text:p text:style-name="P19">Ara ens cal dir-li al Program.cs que utilitzi el context adequat. </text:p>
        </text:list-item>
      </text:list>
      <text:p text:style-name="P1"><text:span text:style-name="T1">Abans de </text:span><text:span text:style-name="T4">var app = builder.Build(); <text:s/></text:span></text:p>
      <text:p text:style-name="P1"><text:span text:style-name="T1"><text:s text:c="2"/>has d’afegir: <text:s/></text:span><text:span text:style-name="T2">builder.Services.AddDbContext&lt;ChinookContext&gt;();</text:span></text:p>
      <text:p text:style-name="P8"/>
      <text:list xml:id="list3817994442" text:style-name="L7">
        <text:list-item>
          <text:p text:style-name="P13"><text:span text:style-name="T1">Finalment, sobre la carpeta Controller, botó dret, Add, Controller, </text:span><text:span text:style-name="T2">Api Controller </text:span><text:span text:style-name="T3">with actions</text:span><text:span text:style-name="T2"> using Entity Framework</text:span></text:p>
        </text:list-item>
      </text:list>
      <text:p text:style-name="P8"/>
      <text:list xml:id="list3373521344" text:style-name="L8">
        <text:list-item>
          <text:p text:style-name="P20">Has de seleccionar Model class (la classe desitjada), Data context class (el nostre context), i com a Controller name cal posar-li un nom que acabi en Controller (per exemple: ArtistController)</text:p>
        </text:list-item>
      </text:list>
      <text:p text:style-name="P8"/>
      <text:list xml:id="list827136510" text:style-name="L9">
        <text:list-item>
          <text:p text:style-name="P14"><text:span text:style-name="T1">Quan executis l’aplicació el </text:span><text:span text:style-name="T5">swagger</text:span><text:span text:style-name="T1"> t’ajudarà a fer les peticio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30T20:40:02.703754091</dc:date>
    <meta:editing-duration>PT2H4M4S</meta:editing-duration>
    <meta:editing-cycles>1</meta:editing-cycles>
    <meta:document-statistic meta:table-count="0" meta:image-count="0" meta:object-count="0" meta:page-count="1" meta:paragraph-count="24" meta:word-count="236" meta:character-count="1860" meta:non-whitespace-character-count="1648"/>
    <meta:generator>LibreOffice/6.4.7.2$Linux_X86_64 LibreOffice_project/40$Build-2</meta:generator>
  </office:meta>
</office:document-meta>
</file>